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MS Mincho'" style:font-pitch="variable"/>
    <style:font-face style:name="FreeSans2" svg:font-family="FreeSans, 'MS Mincho'" style:font-pitch="variable"/>
    <style:font-face style:name="Mangal" svg:font-family="Mangal"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language="en" fo:country="none"/>
    </style:style>
    <style:style style:name="T2" style:family="text">
      <style:text-properties fo:language="en" fo:country="none" style:font-name-asian="Liberation Serif1" style:font-name-complex="Liberation Serif1"/>
    </style:style>
    <style:style style:name="T3" style:family="text">
      <style:text-properties fo:language="en" fo:country="none" fo:font-weight="bold" style:font-weight-asian="bold" style:font-weight-complex="bold"/>
    </style:style>
    <style:style style:name="T4" style:family="text">
      <style:text-properties fo:language="en" fo:country="none" fo:font-weight="bold" style:font-name-asian="Liberation Serif1" style:font-weight-asian="bold" style:font-name-complex="Liberation Serif1" style:font-weight-complex="bold"/>
    </style:style>
    <style:style style:name="T5" style:family="text">
      <style:text-properties style:font-name-asian="Liberation Serif1" style:font-name-complex="Liberation Serif1"/>
    </style:style>
    <style:style style:name="T6" style:family="text">
      <style:text-properties fo:font-weight="bold" style:font-weight-asian="bold" style:font-weight-complex="bold"/>
    </style:style>
    <style:style style:name="T7" style:family="text">
      <style:text-properties fo:font-weight="bold" style:font-name-asian="Liberation Serif1" style:font-weight-asian="bold" style:font-name-complex="Liberation Serif1"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End User License Agreement </text:span><text:line-break/></text:p>
      <text:p text:style-name="Standard"><text:span text:style-name="T1">End-User</text:span><text:span text:style-name="T1"> </text:span><text:span text:style-name="T1">License</text:span><text:span text:style-name="T1"> </text:span><text:span text:style-name="T1">Agreement</text:span><text:span text:style-name="T1"> </text:span><text:span text:style-name="T1">("EULA")</text:span><text:span text:style-name="T1"> </text:span><text:span text:style-name="T1">is</text:span><text:span text:style-name="T1"> </text:span><text:span text:style-name="T1">the</text:span><text:span text:style-name="T1"> </text:span><text:span text:style-name="T1">public</text:span><text:span text:style-name="T1"> </text:span><text:span text:style-name="T1">offer</text:span><text:span text:style-name="T1"> </text:span><text:span text:style-name="T1">and</text:span><text:span text:style-name="T1"> </text:span><text:span text:style-name="T1">represents</text:span><text:span text:style-name="T1"> </text:span><text:span text:style-name="T1">the</text:span><text:span text:style-name="T1"> </text:span><text:span text:style-name="T1">entire</text:span><text:span text:style-name="T1"> </text:span><text:span text:style-name="T1">agreement</text:span><text:span text:style-name="T1"> </text:span><text:span text:style-name="T1">concerning</text:span><text:span text:style-name="T1"> </text:span><text:span text:style-name="T1">the</text:span><text:span text:style-name="T1"> </text:span><text:span text:style-name="T1">program</text:span><text:span text:style-name="T1"> </text:span><text:span text:style-name="T1">Mathstyle</text:span><text:span text:style-name="T1"> </text:span><text:span text:style-name="T1">Pro</text:span><text:span text:style-name="T1"> </text:span><text:span text:style-name="T1">between</text:span><text:span text:style-name="T1"> </text:span><text:span text:style-name="T1">you</text:span><text:span text:style-name="T1"> </text:span><text:span text:style-name="T1">(hereinafter</text:span><text:span text:style-name="T1"> </text:span><text:span text:style-name="T1">-</text:span><text:span text:style-name="T1"> </text:span><text:span text:style-name="T1">the</text:span><text:span text:style-name="T1"> </text:span><text:span text:style-name="T1">"User")</text:span><text:span text:style-name="T1"> </text:span><text:span text:style-name="T1">and</text:span><text:span text:style-name="T1"> </text:span><text:span text:style-name="T1">author</text:span><text:span text:style-name="T1"> </text:span><text:span text:style-name="T1">(referred</text:span><text:span text:style-name="T1"> </text:span><text:span text:style-name="T1">to</text:span><text:span text:style-name="T1"> </text:span><text:span text:style-name="T1">as</text:span><text:span text:style-name="T1"> </text:span><text:span text:style-name="T1">"licenser").</text:span></text:p>
      <text:p text:style-name="Standard"><text:span text:style-name="T1"><text:line-break/>In accordance with this agreement, Author - individual, a citizen of Russia Egor A. Tsvetkov (INN 7718171679) (the "Copyright Holder") the holder of exclusive ownership copyright in a computer program Mathstyle Pro, including the User's Guide to it in print and / or electronic form - is obliged to provide to User (either directly or through third parties), a non-exclusive right to use the program, a limited right to install and run programs in accordance with the present Agreement terms and conditions (simple non-exclusive license).<text:line-break/><text:line-break/></text:span><text:span text:style-name="T3">Procedure for Acceptance of an Offer (License Agreement)</text:span><text:span text:style-name="T1"><text:line-break/>This offer (the license agreement) shall be considered as accepted by the User in case of compliance with one of the following two conditions:<text:line-break/>1. User selects the "I accept the License Agreement" while the installation of the program and click on "Next" button. This means that User unconditionally accepts the terms of this agreement.<text:line-break/>2. The fact of placing the order, payment or receipt by the User from the Franchisor or authorized third parties non-exclusive rights to use the Software on the basis (conditions) of this agreement <text:s/>means that User unconditionally accepts the terms of this agreement.<text:line-break/><text:line-break/></text:span><text:span text:style-name="T3">The Order of Transmission and the Cost</text:span><text:span text:style-name="T1"><text:line-break/>In accordance with this License Agreement User shall obtain from Franchisor (either directly or from authorized third parties) within 30 (thirty) calendar days after acceptance of an offer a non-exclusive right to use the program. The moment of transfer the right to the User is moment of acceptance by copyright holder (or a third party carrying out the transfer of rights) of the relevant Act of Handover. For obtaining this right User is obliged to pay a fixed fee, the amount of which is determined by the terms of the agreement with the User's side, carrying out the transfer of rights. If the User rejects to obtain the rights (failure to obtain the rights to the specified period of time) this License Agreement is not entered into force. </text:span></text:p>
      <text:p text:style-name="Standard"><text:span text:style-name="T1"/></text:p>
      <text:p text:style-name="Standard"><text:span text:style-name="T3">Terms of Use the License</text:span><text:span text:style-name="Заголовок_20_1_20_Знак"><text:line-break/></text:span><text:span text:style-name="T1">The User has the right to use the program in all countries in accordance with the terms of this License Agreement with the following rules: <text:line-break/>1. do not decompile and / or modify the Program.<text:line-break/>2. do not take the program in the lease, rental, or for temporary use.<text:line-break/>3. do not split the program into its component parts for use on different computers.<text:line-break/>4. do not use the program to create data or malicious software code.<text:line-break/><text:line-break/></text:span><text:span text:style-name="T3">The User has the Right to</text:span><text:span text:style-name="T1"><text:line-break/>Use the program for evaluation purposes for 30 (thirty) days from the date of its first run (install).<text:line-break/>Make a copy of the Software, provided that the copy is intended only for archival purposes and for replacement of a lawfully acquired distribution in cases where the original is lost, destroyed or unusable. Specified in this paragraph the copy cannot be used for any other purpose and must be destroyed if the use of the program by the User will cease to be lawful.<text:line-break/><text:line-break/></text:span><text:span text:style-name="T3">Disclaimer of Warranties</text:span></text:p>
      <text:p text:style-name="Standard"><text:span text:style-name="T1"><text:line-break/></text:span><text:soft-page-break/><text:span text:style-name="T1">The</text:span><text:span text:style-name="T1"> </text:span><text:span text:style-name="T1">right</text:span><text:span text:style-name="T1"> </text:span><text:span text:style-name="T1">holder</text:span><text:span text:style-name="T1"> </text:span><text:span text:style-name="T1">does</text:span><text:span text:style-name="T1"> </text:span><text:span text:style-name="T1">not</text:span><text:span text:style-name="T1"> </text:span><text:span text:style-name="T1">guarantee</text:span><text:span text:style-name="T1"> </text:span><text:span text:style-name="T1">program</text:span><text:span text:style-name="T1"> </text:span><text:span text:style-name="T1">operation</text:span><text:span text:style-name="T1"> </text:span><text:span text:style-name="T1">in</text:span><text:span text:style-name="T1"> </text:span><text:span text:style-name="T1">case</text:span><text:span text:style-name="T1"> </text:span><text:span text:style-name="T1">of</text:span><text:span text:style-name="T1"> </text:span><text:span text:style-name="T1">violation</text:span><text:span text:style-name="T1"> </text:span><text:span text:style-name="T1">of</text:span><text:span text:style-name="T1"> </text:span><text:span text:style-name="T1">the</text:span><text:span text:style-name="T1"> </text:span><text:span text:style-name="T1">conditions</text:span><text:span text:style-name="T1"> </text:span><text:span text:style-name="T1">described</text:span><text:span text:style-name="T1"> </text:span><text:span text:style-name="T1">in</text:span><text:span text:style-name="T1"> </text:span><text:span text:style-name="T1">the</text:span><text:span text:style-name="T1"> </text:span><text:span text:style-name="T1">User's</text:span><text:span text:style-name="T1"> </text:span><text:span text:style-name="T1">Guide,</text:span><text:span text:style-name="T1"> </text:span><text:span text:style-name="T1">as</text:span><text:span text:style-name="T1"> </text:span><text:span text:style-name="T1">well</text:span><text:span text:style-name="T1"> </text:span><text:span text:style-name="T1">as</text:span><text:span text:style-name="T1"> </text:span><text:span text:style-name="T1">in</text:span><text:span text:style-name="T1"> </text:span><text:span text:style-name="T1">the</text:span><text:span text:style-name="T1"> </text:span><text:span text:style-name="T1">case</text:span><text:span text:style-name="T1"> </text:span><text:span text:style-name="T1">of</text:span><text:span text:style-name="T1"> </text:span><text:span text:style-name="T1">the</text:span><text:span text:style-name="T1"> </text:span><text:span text:style-name="T1">User</text:span><text:span text:style-name="T1"> </text:span><text:span text:style-name="T1">violates</text:span><text:span text:style-name="T1"> </text:span><text:span text:style-name="T1">the</text:span><text:span text:style-name="T1"> </text:span><text:span text:style-name="T1">terms</text:span><text:span text:style-name="T1"> </text:span><text:span text:style-name="T1">of</text:span><text:span text:style-name="T1"> </text:span><text:span text:style-name="T1">this</text:span><text:span text:style-name="T1"> </text:span><text:span text:style-name="T1">license</text:span><text:span text:style-name="T1"> </text:span><text:span text:style-name="T1">agreement.<text:line-break/>Copyright</text:span><text:span text:style-name="T1"> </text:span><text:span text:style-name="T1">Holder</text:span><text:span text:style-name="T1"> </text:span><text:span text:style-name="T1">makes</text:span><text:span text:style-name="T1"> </text:span><text:span text:style-name="T1">no</text:span><text:span text:style-name="T1"> </text:span><text:span text:style-name="T1">warranties</text:span><text:span text:style-name="T1"> </text:span><text:span text:style-name="T1">with</text:span><text:span text:style-name="T1"> </text:span><text:span text:style-name="T1">respect</text:span><text:span text:style-name="T1"> </text:span><text:span text:style-name="T1">to</text:span><text:span text:style-name="T1"> </text:span><text:span text:style-name="T1">error-free</text:span><text:span text:style-name="T1"> </text:span><text:span text:style-name="T1">and</text:span><text:span text:style-name="T1"> </text:span><text:span text:style-name="T1">uninterrupted</text:span><text:span text:style-name="T1"> </text:span><text:span text:style-name="T1">operation</text:span><text:span text:style-name="T1"> </text:span><text:span text:style-name="T1">of</text:span><text:span text:style-name="T1"> </text:span><text:span text:style-name="T1">the</text:span><text:span text:style-name="T1"> </text:span><text:span text:style-name="T1">Program</text:span><text:span text:style-name="T1"> </text:span><text:span text:style-name="T1">or</text:span><text:span text:style-name="T1"> </text:span><text:span text:style-name="T1">its</text:span><text:span text:style-name="T1"> </text:span><text:span text:style-name="T1">individual</text:span><text:span text:style-name="T1"> </text:span><text:span text:style-name="T1">components</text:span><text:span text:style-name="T1"> </text:span><text:span text:style-name="T1">and</text:span><text:span text:style-name="T1"> </text:span><text:span text:style-name="T1">/</text:span><text:span text:style-name="T1"> </text:span><text:span text:style-name="T1">or</text:span><text:span text:style-name="T1"> </text:span><text:span text:style-name="T1">functions,</text:span><text:span text:style-name="T1"> </text:span><text:span text:style-name="T1">fitness</text:span><text:span text:style-name="T1"> </text:span><text:span text:style-name="T1">of</text:span><text:span text:style-name="T1"> </text:span><text:span text:style-name="T1">a</text:span><text:span text:style-name="T1"> </text:span><text:span text:style-name="T1">particular</text:span><text:span text:style-name="T1"> </text:span><text:span text:style-name="T1">User's</text:span><text:span text:style-name="T1"> </text:span><text:span text:style-name="T1">purposes</text:span><text:span text:style-name="T1"> </text:span><text:span text:style-name="T1">and</text:span><text:span text:style-name="T1"> </text:span><text:span text:style-name="T1">expectations</text:span><text:span text:style-name="T1"> </text:span><text:span text:style-name="T1">of</text:span><text:span text:style-name="T1"> </text:span><text:span text:style-name="T1">the</text:span><text:span text:style-name="T1"> </text:span><text:span text:style-name="T1">User,</text:span><text:span text:style-name="T1"> </text:span><text:span text:style-name="T1">safety</text:span><text:span text:style-name="T1"> of </text:span><text:span text:style-name="T1">the</text:span><text:span text:style-name="T1"> U</text:span><text:span text:style-name="T1">ser</text:span><text:span text:style-name="T1"> </text:span><text:span text:style-name="T1">files</text:span><text:span text:style-name="T1"> </text:span><text:span text:style-name="T1">and</text:span><text:span text:style-name="T1"> </text:span><text:span text:style-name="T1">/</text:span><text:span text:style-name="T1"> </text:span><text:span text:style-name="T1">or</text:span><text:span text:style-name="T1"> U</text:span><text:span text:style-name="T1">ser</text:span><text:span text:style-name="T1"> </text:span><text:span text:style-name="T1">data,</text:span><text:span text:style-name="T1"> </text:span><text:span text:style-name="T1">and</text:span><text:span text:style-name="T1"> </text:span><text:span text:style-name="T1">makes</text:span><text:span text:style-name="T1"> </text:span><text:span text:style-name="T1">no</text:span><text:span text:style-name="T1"> </text:span><text:span text:style-name="T1">other</text:span><text:span text:style-name="T1"> </text:span><text:span text:style-name="T1">warranties</text:span><text:span text:style-name="T1"> </text:span><text:span text:style-name="T1">not</text:span><text:span text:style-name="T1"> </text:span><text:span text:style-name="T1">explicitly</text:span><text:span text:style-name="T1"> </text:span><text:span text:style-name="T1">expressed</text:span><text:span text:style-name="T1"> </text:span><text:span text:style-name="T1">in</text:span><text:span text:style-name="T1"> </text:span><text:span text:style-name="T1">this</text:span><text:span text:style-name="T1"> </text:span><text:span text:style-name="T1">License</text:span><text:span text:style-name="T1"> </text:span><text:span text:style-name="T1">Agreement.</text:span></text:p>
      <text:p text:style-name="Standard"><text:span text:style-name="T1">The</text:span><text:span text:style-name="T1"> U</text:span><text:span text:style-name="T1">ser</text:span><text:span text:style-name="T1"> </text:span><text:span text:style-name="T1">bears</text:span><text:span text:style-name="T1"> </text:span><text:span text:style-name="T1">the</text:span><text:span text:style-name="T1"> </text:span><text:span text:style-name="T1">risk</text:span><text:span text:style-name="T1"> </text:span><text:span text:style-name="T1">of</text:span><text:span text:style-name="T1"> </text:span><text:span text:style-name="T1">compliance</text:span><text:span text:style-name="T1"> </text:span><text:span text:style-name="T1">the</text:span><text:span text:style-name="T1"> </text:span><text:span text:style-name="T1">program</text:span><text:span text:style-name="T1"> </text:span><text:span text:style-name="T1">with</text:span><text:span text:style-name="T1"> </text:span><text:span text:style-name="T1">his</text:span><text:span text:style-name="T1"> </text:span><text:span text:style-name="T1">(hers)</text:span><text:span text:style-name="T1"> </text:span><text:span text:style-name="T1">wants</text:span><text:span text:style-name="T1"> </text:span><text:span text:style-name="T1">and</text:span><text:span text:style-name="T1"> </text:span><text:span text:style-name="T1">needs,</text:span><text:span text:style-name="T1"> </text:span><text:span text:style-name="T1">as</text:span><text:span text:style-name="T1"> </text:span><text:span text:style-name="T1">well</text:span><text:span text:style-name="T1"> </text:span><text:span text:style-name="T1">as</text:span><text:span text:style-name="T1"> </text:span><text:span text:style-name="T1">the</text:span><text:span text:style-name="T1"> </text:span><text:span text:style-name="T1">risk</text:span><text:span text:style-name="T1"> </text:span><text:span text:style-name="T1">that</text:span><text:span text:style-name="T1"> </text:span><text:span text:style-name="T1">conditions</text:span><text:span text:style-name="T1"> </text:span><text:span text:style-name="T1">and</text:span><text:span text:style-name="T1"> </text:span><text:span text:style-name="T1">the</text:span><text:span text:style-name="T1"> </text:span><text:span text:style-name="T1">amount</text:span><text:span text:style-name="T1"> </text:span><text:span text:style-name="T1">of</text:span><text:span text:style-name="T1"> </text:span><text:span text:style-name="T1">the</text:span><text:span text:style-name="T1"> </text:span><text:span text:style-name="T1">rights</text:span><text:span text:style-name="T1"> </text:span><text:span text:style-name="T1">corresponds</text:span><text:span text:style-name="T1"> </text:span><text:span text:style-name="T1">to</text:span><text:span text:style-name="T1"> </text:span><text:span text:style-name="T1">his</text:span><text:span text:style-name="T1"> </text:span><text:span text:style-name="T1">(hers)</text:span><text:span text:style-name="T1"> </text:span><text:span text:style-name="T1">desires</text:span><text:span text:style-name="T1"> </text:span><text:span text:style-name="T1">and</text:span><text:span text:style-name="T1"> </text:span><text:span text:style-name="T1">needs.</text:span></text:p>
      <text:p text:style-name="Standard">Copyright Holder and / or its partners be liable for any loss or damage, regardless of their causes, (including but not limited to, special, incidental or consequential damages, damages related to lost profits, interruption of commercial or industrial activity , loss of business information, negligence, or any other damages) arising from the use or inability to use the program.<text:line-break/><text:line-break/><text:span text:style-name="T6">Final Provisions</text:span><text:line-break/>For violation of copyright on the Program violator bears civil, administrative or criminal responsibility in accordance with the laws of the country where the program is us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roid Sans Fallback1" svg:font-family="'Droid Sans Fallback', 'MS Mincho'" style:font-pitch="variable"/>
    <style:font-face style:name="FreeSans2" svg:font-family="FreeSans, 'MS Mincho'" style:font-pitch="variable"/>
    <style:font-face style:name="Mangal" svg:font-family="Mangal"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n" fo:country="US" style:letter-kerning="true" style:font-name-asian="Droid Sans Fallback1" style:font-size-asian="12pt" style:language-asian="zh" style:country-asian="CN" style:font-name-complex="Free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Free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Cambria" fo:font-size="16pt" fo:font-weight="bold" style:letter-kerning="true" style:font-name-asian="Times New Roman" style:font-size-asian="16pt" style:font-weight-asian="bold" style:font-name-complex="Mangal" style:font-size-complex="14.5pt" style:font-weight-complex="bold"/>
    </style:style>
    <style:style style:name="Название_20_объекта" style:display-name="Название объекта" style:family="paragraph" style:parent-style-name="Standard">
      <style:paragraph-properties fo:margin-top="0.0835in" fo:margin-bottom="0.0835in" text:number-lines="false" text:line-number="0"/>
      <style:text-properties fo:font-size="12pt" fo:font-style="italic" style:font-size-asian="12pt" style:font-style-asian="italic" style:font-name-complex="FreeSans2" style:font-size-complex="12pt" style:font-style-complex="italic"/>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Cambria" fo:font-size="16pt" fo:language="en" fo:country="US" fo:font-weight="bold" style:letter-kerning="true" style:font-name-asian="Times New Roman" style:font-size-asian="16pt" style:language-asian="zh" style:country-asian="CN" style:font-weight-asian="bold" style:font-name-complex="Mangal" style:font-size-complex="14.5pt" style:language-complex="hi" style:country-complex="IN"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453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6T23:46:00</meta:creation-date>
    <dc:creator>Tsvetkov</dc:creator>
    <dc:date>2012-06-27T00:59:00</dc:date>
    <meta:editing-cycles>2</meta:editing-cycles>
    <meta:editing-duration>PT1M</meta:editing-duration>
    <meta:generator>LibreOffice/3.4$Unix LibreOffice_project/340m1$Build-1505</meta:generator>
    <meta:document-statistic meta:table-count="0" meta:image-count="0" meta:object-count="0" meta:page-count="2" meta:paragraph-count="7" meta:word-count="749" meta:character-count="4508" meta:non-whitespace-character-count="3754"/>
    <meta:user-defined meta:name="Info 1"/>
    <meta:user-defined meta:name="Info 2"/>
    <meta:user-defined meta:name="Info 3"/>
    <meta:user-defined meta:name="Info 4"/>
  </office:meta>
</office:document-meta>
</file>